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Transform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Transformer.setup( SourceResolver resolver , Map objectModel , String source ,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xyTransformer.getLinkR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ransformer.setUrlTyp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